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12b7" officeooo:paragraph-rsid="001912b7"/>
    </style:style>
    <style:style style:name="P2" style:family="paragraph" style:parent-style-name="Standard">
      <style:text-properties fo:font-weight="bold" officeooo:rsid="001912b7" officeooo:paragraph-rsid="001912b7" style:font-weight-asian="bold" style:font-weight-complex="bold"/>
    </style:style>
    <style:style style:name="P3" style:family="paragraph" style:parent-style-name="Standard">
      <style:text-properties fo:font-size="16pt" fo:font-weight="bold" officeooo:rsid="001912b7" officeooo:paragraph-rsid="001912b7" style:font-size-asian="16pt" style:font-weight-asian="bold" style:font-size-complex="16pt" style:font-weight-complex="bold"/>
    </style:style>
    <style:style style:name="P4" style:family="paragraph" style:parent-style-name="Standard">
      <style:text-properties fo:font-style="italic" officeooo:rsid="001912b7" officeooo:paragraph-rsid="001912b7" style:font-style-asian="italic" style:font-style-complex="italic"/>
    </style:style>
    <style:style style:name="P5" style:family="paragraph" style:parent-style-name="Standard">
      <style:text-properties fo:font-size="6pt" officeooo:rsid="001912b7" officeooo:paragraph-rsid="001912b7" style:font-size-asian="5.25pt" style:font-size-complex="6pt"/>
    </style:style>
    <style:style style:name="P6" style:family="paragraph" style:parent-style-name="Standard">
      <style:text-properties fo:font-size="12pt" fo:font-style="normal" officeooo:rsid="001912b7" officeooo:paragraph-rsid="001912b7" style:font-size-asian="10.5pt" style:font-style-asian="normal" style:font-size-complex="12pt" style:font-style-complex="normal"/>
    </style:style>
    <style:style style:name="T1" style:family="text">
      <style:text-properties style:text-position="sub 58%"/>
    </style:style>
    <style:style style:name="T2" style:family="text">
      <style:text-properties style:text-position="sub 58%" fo:font-weight="bold" style:font-weight-asian="bold" style:font-weight-complex="bold"/>
    </style:style>
    <style:style style:name="T3" style:family="text">
      <style:text-properties style:text-position="0% 100%"/>
    </style:style>
    <style:style style:name="T4" style:family="text">
      <style:text-properties style:text-position="0% 100%"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ivité pratique 1</text:p>
      <text:p text:style-name="P1"/>
      <text:p text:style-name="P2">4) On appelle Q<text:span text:style-name="T1">2</text:span>, la quantité de chaleur prise à la source froide par une mole de fluide au</text:p>
      <text:p text:style-name="P2">cours d’un cycle. En utilisant les résultats de la question précédente, donner la valeur</text:p>
      <text:p text:style-name="P2">numérique de Q<text:span text:style-name="T1">2</text:span>. Citer deux applications possibles d’une telle machine ?</text:p>
      <text:p text:style-name="P5"/>
      <text:p text:style-name="P4">Correction : </text:p>
      <text:p text:style-name="P5"/>
      <text:p text:style-name="P1">La quantité de chaleur <text:span text:style-name="T3">Q</text:span><text:span text:style-name="T1">2</text:span><text:span text:style-name="T3"> prise</text:span> à la source froide au cours d’un cycle est égale à la quantité de chaleur reçue par le système au cours d'un cycle. Donc :</text:p>
      <text:p text:style-name="P1"/>
      <text:p text:style-name="P1"><text:span text:style-name="T3">Q</text:span><text:span text:style-name="T1">2</text:span><text:span text:style-name="T3"> = Q</text:span><text:span text:style-name="T1">AB</text:span><text:span text:style-name="T3">+Q</text:span><text:span text:style-name="T1">BC</text:span><text:span text:style-name="T3"> = (2519,7+357) J/mol = 2876,7 J/mol</text:span></text:p>
      <text:p text:style-name="P1"><text:span text:style-name="T3"/></text:p>
      <text:p text:style-name="P1"><text:span text:style-name="T3"/></text:p>
      <text:p text:style-name="P2"><text:span text:style-name="T3">5) Calculer le rendement ou l’efficacité, le cas échéant de cette machine.</text:span></text:p>
      <text:p text:style-name="P5"><text:span text:style-name="T4"/></text:p>
      <text:p text:style-name="P1"><text:span text:style-name="T4">Correction : </text:span></text:p>
      <text:p text:style-name="P5"><text:span text:style-name="T4"/></text:p>
      <text:p text:style-name="P6"><text:span text:style-name="T3">e = 18,5</text:span></text:p>
      <text:p text:style-name="P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5T13:13:46.642001899</meta:creation-date>
    <dc:date>2020-11-15T13:22:38.859753455</dc:date>
    <meta:editing-duration>PT8M5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06" meta:character-count="580" meta:non-whitespace-character-count="482"/>
  </office:meta>
</office:document-meta>
</file>